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835in" svg:x="0.1768in" svg:y="0.065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office:value-type="float" office:value="7589" calcext:value-type="float">
            <text:p>7589</text:p>
          </table:table-cell>
          <table:table-cell office:value-type="float" office:value="181" calcext:value-type="float">
            <text:p>181</text:p>
          </table:table-cell>
          <table:table-cell table:formula="of:=[.H42]/[.G42]" office:value-type="percentage" office:value="0.0238503096587166" calcext:value-type="percentage">
            <text:p>2.39%</text:p>
          </table:table-cell>
          <table:table-cell table:formula="of:=SUM([.G42:.G43])" office:value-type="float" office:value="16213" calcext:value-type="float">
            <text:p>16213</text:p>
          </table:table-cell>
          <table:table-cell table:formula="of:=SUM([.H42:.H43])" office:value-type="float" office:value="392" calcext:value-type="float">
            <text:p>392</text:p>
          </table:table-cell>
          <table:table-cell table:formula="of:=SUM([.K42] /[.J42])" office:value-type="percentage" office:value="0.0241781286621847" calcext:value-type="percentage">
            <text:p>2.42%</text:p>
          </table:table-cell>
          <table:table-cell table:formula="of:=[.J42]/ 100" office:value-type="float" office:value="162.13" calcext:value-type="float">
            <text:p>162.13</text:p>
          </table:table-cell>
          <table:table-cell table:formula="of:=[.L42]*10000" office:value-type="float" office:value="241.781286621847" calcext:value-type="float">
            <text:p>241.78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office:value-type="float" office:value="8624" calcext:value-type="float">
            <text:p>8624</text:p>
          </table:table-cell>
          <table:table-cell office:value-type="float" office:value="211" calcext:value-type="float">
            <text:p>211</text:p>
          </table:table-cell>
          <table:table-cell table:formula="of:=[.H43]/[.G43]" office:value-type="percentage" office:value="0.0244666048237477" calcext:value-type="percentage">
            <text:p>2.4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 office:value-type="float" office:value="208" calcext:value-type="float">
            <text:p>208</text:p>
          </table:table-cell>
          <table:table-cell table:formula="of:=[.H44]/[.G44]" office:value-type="percentage" office:value="0.030223772159256" calcext:value-type="percentage">
            <text:p>3.02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468" calcext:value-type="float">
            <text:p>468</text:p>
          </table:table-cell>
          <table:table-cell table:formula="of:=SUM([.K44] /[.J44])" office:value-type="percentage" office:value="0.0318909710391823" calcext:value-type="percentage">
            <text:p>3.19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318.909710391823" calcext:value-type="float">
            <text:p>318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410811" calcext:value-type="float">
            <text:p>410811</text:p>
          </table:table-cell>
          <table:table-cell table:style-name="ce1" table:formula="of:=SUM([.H3:.H65])" office:value-type="float" office:value="4664" calcext:value-type="float">
            <text:p>4664</text:p>
          </table:table-cell>
          <table:table-cell table:formula="of:=[.H67]/[.G67]" office:value-type="percentage" office:value="0.0113531526663113" calcext:value-type="percentage">
            <text:p>1.14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09:44:34.890794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11-07T09:44:48.542080237</dc:date>
    <meta:editing-duration>P2DT17H47M24S</meta:editing-duration>
    <meta:editing-cycles>166</meta:editing-cycles>
    <meta:generator>LibreOffice/6.4.7.2$Linux_X86_64 LibreOffice_project/40$Build-2</meta:generator>
    <meta:document-statistic meta:table-count="2" meta:cell-count="131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46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392">
                <text:p>392</text:p>
              </table:table-cell>
              <table:table-cell office:value-type="float" office:value="1980.5">
                <text:p>1980.5</text:p>
              </table:table-cell>
              <table:table-cell office:value-type="float" office:value="162.13">
                <text:p>162.13</text:p>
              </table:table-cell>
              <table:table-cell office:value-type="float" office:value="241.781286621847">
                <text:p>241.7812866218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468">
                <text:p>468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318.909710391823">
                <text:p>318.909710391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